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9">
      <style:table-cell-properties fo:background-color="#ffff00"/>
    </style:style>
    <style:style style:name="ce5" style:family="table-cell" style:parent-style-name="Default" style:data-style-name="N107"/>
    <style:style style:name="ce6" style:family="table-cell" style:parent-style-name="Default" style:data-style-name="N108"/>
    <style:style style:name="ce7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>
            <text:p>FCAN[MHz]</text:p>
          </table:table-cell>
          <table:table-cell table:style-name="ce1" office:value-type="string">
            <text:p>BRP</text:p>
          </table:table-cell>
          <table:table-cell table:style-name="ce1" office:value-type="string">
            <text:p>Bit rate[kbps]</text:p>
          </table:table-cell>
          <table:table-cell table:style-name="ce1" office:value-type="string">
            <text:p>TQ [s]</text:p>
          </table:table-cell>
          <table:table-cell table:style-name="ce1" office:value-type="string">
            <text:p>Tq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2*[.C2]/([.B2]*1000000)" office:value-type="float" office:value="0.0000016">
            <text:p>0,000001600</text:p>
          </table:table-cell>
          <table:table-cell table:formula="of:=1/([.D2]*1000)/[.E2]" office:value-type="float" office:value="62.5">
            <text:p>62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table:formula="of:=2*[.C3]/([.B3]*1000000)" office:value-type="float" office:value="0.0000016">
            <text:p>0,000001600</text:p>
          </table:table-cell>
          <table:table-cell table:formula="of:=1/([.D3]*1000)/[.E3]" office:value-type="float" office:value="31.25">
            <text:p>31,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2*[.C4]/([.B4]*1000000)" office:value-type="float" office:value="0.000001">
            <text:p>0,000001000</text:p>
          </table:table-cell>
          <table:table-cell table:formula="of:=1/([.D4]*1000)/[.E4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table:formula="of:=2*[.C5]/([.B5]*1000000)" office:value-type="float" office:value="0.0000004">
            <text:p>0,000000400</text:p>
          </table:table-cell>
          <table:table-cell table:formula="of:=1/([.D5]*1000)/[.E5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table:formula="of:=2*[.C6]/([.B6]*1000000)" office:value-type="float" office:value="0.0000002">
            <text:p>0,000000200</text:p>
          </table:table-cell>
          <table:table-cell table:formula="of:=1/([.D6]*1000)/[.E6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2*[.C7]/([.B7]*1000000)" office:value-type="float" office:value="0.0000001">
            <text:p>0,000000100</text:p>
          </table:table-cell>
          <table:table-cell table:formula="of:=1/([.D7]*1000)/[.E7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formula="of:=2*[.C8]/([.B8]*1000000)" office:value-type="float" office:value="0.00000005">
            <text:p>0,000000050</text:p>
          </table:table-cell>
          <table:table-cell table:formula="of:=1/([.D8]*1000)/[.E8]" office:value-type="float" office:value="25">
            <text:p>2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formula="of:=2*[.C9]/([.B9]*1000000)" office:value-type="float" office:value="0.00000005">
            <text:p>0,000000050</text:p>
          </table:table-cell>
          <table:table-cell table:formula="of:=1/([.D9]*1000)/[.E9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2*[.C11]/([.B11]*1000000)" office:value-type="float" office:value="0.00000177777777777778">
            <text:p>0,000001778</text:p>
          </table:table-cell>
          <table:table-cell table:formula="of:=1/([.D11]*1000)/[.E11]" office:value-type="float" office:value="56.25">
            <text:p>56,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table:formula="of:=2*[.C12]/([.B12]*1000000)" office:value-type="float" office:value="0.00000177777777777778">
            <text:p>0,000001778</text:p>
          </table:table-cell>
          <table:table-cell table:formula="of:=1/([.D12]*1000)/[.E12]" office:value-type="float" office:value="28.125">
            <text:p>28,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2*[.C13]/([.B13]*1000000)" office:value-type="float" office:value="0.00000111111111111111">
            <text:p>0,000001111</text:p>
          </table:table-cell>
          <table:table-cell table:formula="of:=1/([.D13]*1000)/[.E13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table:formula="of:=2*[.C14]/([.B14]*1000000)" office:value-type="float" office:value="0.000000444444444444444">
            <text:p>0,000000444</text:p>
          </table:table-cell>
          <table:table-cell table:formula="of:=1/([.D14]*1000)/[.E14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table:formula="of:=2*[.C15]/([.B15]*1000000)" office:value-type="float" office:value="0.000000222222222222222">
            <text:p>0,000000222</text:p>
          </table:table-cell>
          <table:table-cell table:formula="of:=1/([.D15]*1000)/[.E15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2*[.C16]/([.B16]*1000000)" office:value-type="float" office:value="0.000000111111111111111">
            <text:p>0,000000111</text:p>
          </table:table-cell>
          <table:table-cell table:formula="of:=1/([.D16]*1000)/[.E16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table:formula="of:=2*[.C17]/([.B17]*1000000)" office:value-type="float" office:value="0.0000000833333333333333">
            <text:p>0,000000083</text:p>
          </table:table-cell>
          <table:table-cell table:formula="of:=1/([.D17]*1000)/[.E17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formula="of:=2*[.C18]/([.B18]*1000000)" office:value-type="float" office:value="0.0000000555555555555556">
            <text:p>0,000000056</text:p>
          </table:table-cell>
          <table:table-cell table:formula="of:=1/([.D18]*1000)/[.E18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number-columns-repeated="2"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2*[.C20]/([.B20]*1000000)" office:value-type="float" office:value="0.000002">
            <text:p>0,000002000</text:p>
          </table:table-cell>
          <table:table-cell table:formula="of:=1/([.D20]*1000)/[.E20]" office:value-type="float" office:value="50">
            <text:p>50,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4">
            <text:p>64</text:p>
          </table:table-cell>
          <table:table-cell office:value-type="float" office:value="20">
            <text:p>20</text:p>
          </table:table-cell>
          <table:table-cell table:formula="of:=2*[.C21]/([.B21]*1000000)" office:value-type="float" office:value="0.000002">
            <text:p>0,000002000</text:p>
          </table:table-cell>
          <table:table-cell table:formula="of:=1/([.D21]*1000)/[.E21]" office:value-type="float" office:value="25">
            <text:p>2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2*[.C22]/([.B22]*1000000)" office:value-type="float" office:value="0.00000125">
            <text:p>0,000001250</text:p>
          </table:table-cell>
          <table:table-cell table:formula="of:=1/([.D22]*1000)/[.E22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table:formula="of:=2*[.C23]/([.B23]*1000000)" office:value-type="float" office:value="0.0000005">
            <text:p>0,000000500</text:p>
          </table:table-cell>
          <table:table-cell table:formula="of:=1/([.D23]*1000)/[.E23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table:formula="of:=2*[.C24]/([.B24]*1000000)" office:value-type="float" office:value="0.00000025">
            <text:p>0,000000250</text:p>
          </table:table-cell>
          <table:table-cell table:formula="of:=1/([.D24]*1000)/[.E24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2*[.C25]/([.B25]*1000000)" office:value-type="float" office:value="0.000000125">
            <text:p>0,000000125</text:p>
          </table:table-cell>
          <table:table-cell table:formula="of:=1/([.D25]*1000)/[.E25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formula="of:=2*[.C26]/([.B26]*1000000)" office:value-type="float" office:value="0.0000000625">
            <text:p>0,000000063</text:p>
          </table:table-cell>
          <table:table-cell table:formula="of:=1/([.D26]*1000)/[.E26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formula="of:=2*[.C27]/([.B27]*1000000)" office:value-type="float" office:value="0.0000000625">
            <text:p>0,000000063</text:p>
          </table:table-cell>
          <table:table-cell table:formula="of:=1/([.D27]*1000)/[.E27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2*[.C29]/([.B29]*1000000)" office:value-type="float" office:value="0.00000228571428571429">
            <text:p>0,000002286</text:p>
          </table:table-cell>
          <table:table-cell table:formula="of:=1/([.D29]*1000)/[.E29]" office:value-type="float" office:value="43.75">
            <text:p>43,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table:formula="of:=2*[.C30]/([.B30]*1000000)" office:value-type="float" office:value="0.00000217857142857143">
            <text:p>0,000002179</text:p>
          </table:table-cell>
          <table:table-cell table:formula="of:=1/([.D30]*1000)/[.E30]" office:value-type="float" office:value="22.9508196721311">
            <text:p>23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2*[.C31]/([.B31]*1000000)" office:value-type="float" office:value="0.00000125">
            <text:p>0,000001250</text:p>
          </table:table-cell>
          <table:table-cell table:formula="of:=1/([.D31]*1000)/[.E31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table:formula="of:=2*[.C32]/([.B32]*1000000)" office:value-type="float" office:value="0.0000005">
            <text:p>0,000000500</text:p>
          </table:table-cell>
          <table:table-cell table:formula="of:=1/([.D32]*1000)/[.E32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table:formula="of:=2*[.C33]/([.B33]*1000000)" office:value-type="float" office:value="0.00000025">
            <text:p>0,000000250</text:p>
          </table:table-cell>
          <table:table-cell table:formula="of:=1/([.D33]*1000)/[.E33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2*[.C34]/([.B34]*1000000)" office:value-type="float" office:value="0.000000142857142857143">
            <text:p>0,000000143</text:p>
          </table:table-cell>
          <table:table-cell table:formula="of:=1/([.D34]*1000)/[.E34]" office:value-type="float" office:value="14">
            <text:p>14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formula="of:=2*[.C35]/([.B35]*1000000)" office:value-type="float" office:value="0.000000178571428571429">
            <text:p>0,000000179</text:p>
          </table:table-cell>
          <table:table-cell table:formula="of:=1/([.D35]*1000)/[.E35]" office:value-type="float" office:value="7">
            <text:p>7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formula="of:=2*[.C36]/([.B36]*1000000)" office:value-type="float" office:value="0.0000000714285714285714">
            <text:p>0,000000071</text:p>
          </table:table-cell>
          <table:table-cell table:formula="of:=1/([.D36]*1000)/[.E36]" office:value-type="float" office:value="14">
            <text:p>14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2*[.C38]/([.B38]*1000000)" office:value-type="float" office:value="0.00000266666666666667">
            <text:p>0,000002667</text:p>
          </table:table-cell>
          <table:table-cell table:formula="of:=1/([.D38]*1000)/[.E38]" office:value-type="float" office:value="37.5">
            <text:p>37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formula="of:=2*[.C39]/([.B39]*1000000)" office:value-type="float" office:value="0.000002625">
            <text:p>0,000002625</text:p>
          </table:table-cell>
          <table:table-cell table:formula="of:=1/([.D39]*1000)/[.E39]" office:value-type="float" office:value="19.0476190476191">
            <text:p>19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2*[.C40]/([.B40]*1000000)" office:value-type="float" office:value="0.00000125">
            <text:p>0,000001250</text:p>
          </table:table-cell>
          <table:table-cell table:formula="of:=1/([.D40]*1000)/[.E40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table:formula="of:=2*[.C41]/([.B41]*1000000)" office:value-type="float" office:value="0.0000005">
            <text:p>0,000000500</text:p>
          </table:table-cell>
          <table:table-cell table:formula="of:=1/([.D41]*1000)/[.E41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table:formula="of:=2*[.C42]/([.B42]*1000000)" office:value-type="float" office:value="0.00000025">
            <text:p>0,000000250</text:p>
          </table:table-cell>
          <table:table-cell table:formula="of:=1/([.D42]*1000)/[.E42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formula="of:=2*[.C43]/([.B43]*1000000)" office:value-type="float" office:value="0.000000125">
            <text:p>0,000000125</text:p>
          </table:table-cell>
          <table:table-cell table:formula="of:=1/([.D43]*1000)/[.E43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formula="of:=2*[.C44]/([.B44]*1000000)" office:value-type="float" office:value="0.0000000833333333333333">
            <text:p>0,000000083</text:p>
          </table:table-cell>
          <table:table-cell table:formula="of:=1/([.D44]*1000)/[.E44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formula="of:=2*[.C45]/([.B45]*1000000)" office:value-type="float" office:value="0.0000000833333333333333">
            <text:p>0,000000083</text:p>
          </table:table-cell>
          <table:table-cell table:formula="of:=1/([.D45]*1000)/[.E45]" office:value-type="float" office:value="12">
            <text:p>12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2*[.C47]/([.B47]*1000000)" office:value-type="float" office:value="0.0000032">
            <text:p>0,000003200</text:p>
          </table:table-cell>
          <table:table-cell table:formula="of:=1/([.D47]*1000)/[.E47]" office:value-type="float" office:value="31.25">
            <text:p>31,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2*[.C48]/([.B48]*1000000)" office:value-type="float" office:value="0.0000025">
            <text:p>0,000002500</text:p>
          </table:table-cell>
          <table:table-cell table:formula="of:=1/([.D48]*1000)/[.E48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2*[.C49]/([.B49]*1000000)" office:value-type="float" office:value="0.00000125">
            <text:p>0,000001250</text:p>
          </table:table-cell>
          <table:table-cell table:formula="of:=1/([.D49]*1000)/[.E49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table:formula="of:=2*[.C50]/([.B50]*1000000)" office:value-type="float" office:value="0.0000005">
            <text:p>0,000000500</text:p>
          </table:table-cell>
          <table:table-cell table:formula="of:=1/([.D50]*1000)/[.E50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table:formula="of:=2*[.C51]/([.B51]*1000000)" office:value-type="float" office:value="0.00000025">
            <text:p>0,000000250</text:p>
          </table:table-cell>
          <table:table-cell table:formula="of:=1/([.D51]*1000)/[.E51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2*[.C52]/([.B52]*1000000)" office:value-type="float" office:value="0.0000001">
            <text:p>0,000000100</text:p>
          </table:table-cell>
          <table:table-cell table:formula="of:=1/([.D52]*1000)/[.E52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53]/([.B53]*1000000)" office:value-type="float" office:value="0.00000005">
            <text:p>0,000000050</text:p>
          </table:table-cell>
          <table:table-cell table:formula="of:=1/([.D53]*1000)/[.E53]" office:value-type="float" office:value="25">
            <text:p>2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54]/([.B54]*1000000)" office:value-type="float" office:value="0.00000005">
            <text:p>0,000000050</text:p>
          </table:table-cell>
          <table:table-cell table:formula="of:=1/([.D54]*1000)/[.E54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2*[.C56]/([.B56]*1000000)" office:value-type="float" office:value="0.00000355555555555556">
            <text:p>0,000003556</text:p>
          </table:table-cell>
          <table:table-cell table:formula="of:=1/([.D56]*1000)/[.E56]" office:value-type="float" office:value="28.125">
            <text:p>28,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2*[.C57]/([.B57]*1000000)" office:value-type="float" office:value="0.00000277777777777778">
            <text:p>0,000002778</text:p>
          </table:table-cell>
          <table:table-cell table:formula="of:=1/([.D57]*1000)/[.E57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2*[.C58]/([.B58]*1000000)" office:value-type="float" office:value="0.00000111111111111111">
            <text:p>0,000001111</text:p>
          </table:table-cell>
          <table:table-cell table:formula="of:=1/([.D58]*1000)/[.E58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table:formula="of:=2*[.C59]/([.B59]*1000000)" office:value-type="float" office:value="0.000000444444444444444">
            <text:p>0,000000444</text:p>
          </table:table-cell>
          <table:table-cell table:formula="of:=1/([.D59]*1000)/[.E59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2*[.C60]/([.B60]*1000000)" office:value-type="float" office:value="0.000000222222222222222">
            <text:p>0,000000222</text:p>
          </table:table-cell>
          <table:table-cell table:formula="of:=1/([.D60]*1000)/[.E60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2*[.C61]/([.B61]*1000000)" office:value-type="float" office:value="0.000000111111111111111">
            <text:p>0,000000111</text:p>
          </table:table-cell>
          <table:table-cell table:formula="of:=1/([.D61]*1000)/[.E61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formula="of:=2*[.C62]/([.B62]*1000000)" office:value-type="float" office:value="0.000000111111111111111">
            <text:p>0,000000111</text:p>
          </table:table-cell>
          <table:table-cell table:formula="of:=1/([.D62]*1000)/[.E62]" office:value-type="float" office:value="11.25">
            <text:p>11,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63]/([.B63]*1000000)" office:value-type="float" office:value="0.0000000555555555555556">
            <text:p>0,000000056</text:p>
          </table:table-cell>
          <table:table-cell table:formula="of:=1/([.D63]*1000)/[.E63]" office:value-type="float" office:value="18">
            <text:p>18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2*[.C65]/([.B65]*1000000)" office:value-type="float" office:value="0.000004">
            <text:p>0,000004000</text:p>
          </table:table-cell>
          <table:table-cell table:formula="of:=1/([.D65]*1000)/[.E65]" office:value-type="float" office:value="25">
            <text:p>2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2*[.C66]/([.B66]*1000000)" office:value-type="float" office:value="0.000003125">
            <text:p>0,000003125</text:p>
          </table:table-cell>
          <table:table-cell table:formula="of:=1/([.D66]*1000)/[.E66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2*[.C67]/([.B67]*1000000)" office:value-type="float" office:value="0.00000125">
            <text:p>0,000001250</text:p>
          </table:table-cell>
          <table:table-cell table:formula="of:=1/([.D67]*1000)/[.E67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table:formula="of:=2*[.C68]/([.B68]*1000000)" office:value-type="float" office:value="0.0000005">
            <text:p>0,000000500</text:p>
          </table:table-cell>
          <table:table-cell table:formula="of:=1/([.D68]*1000)/[.E68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2*[.C69]/([.B69]*1000000)" office:value-type="float" office:value="0.00000025">
            <text:p>0,000000250</text:p>
          </table:table-cell>
          <table:table-cell table:formula="of:=1/([.D69]*1000)/[.E69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2*[.C70]/([.B70]*1000000)" office:value-type="float" office:value="0.000000125">
            <text:p>0,000000125</text:p>
          </table:table-cell>
          <table:table-cell table:formula="of:=1/([.D70]*1000)/[.E70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formula="of:=2*[.C71]/([.B71]*1000000)" office:value-type="float" office:value="0.000000125">
            <text:p>0,000000125</text:p>
          </table:table-cell>
          <table:table-cell table:formula="of:=1/([.D71]*1000)/[.E71]" office:value-type="float" office:value="10">
            <text:p>1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72]/([.B72]*1000000)" office:value-type="float" office:value="0.0000000625">
            <text:p>0,000000063</text:p>
          </table:table-cell>
          <table:table-cell table:formula="of:=1/([.D72]*1000)/[.E72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2*[.C74]/([.B74]*1000000)" office:value-type="float" office:value="0.000004">
            <text:p>0,000004000</text:p>
          </table:table-cell>
          <table:table-cell table:formula="of:=1/([.D74]*1000)/[.E74]" office:value-type="float" office:value="25">
            <text:p>2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2*[.C75]/([.B75]*1000000)" office:value-type="float" office:value="0.00000333333333333333">
            <text:p>0,000003333</text:p>
          </table:table-cell>
          <table:table-cell table:formula="of:=1/([.D75]*1000)/[.E75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2*[.C76]/([.B76]*1000000)" office:value-type="float" office:value="0.00000133333333333333">
            <text:p>0,000001333</text:p>
          </table:table-cell>
          <table:table-cell table:formula="of:=1/([.D76]*1000)/[.E76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table:formula="of:=2*[.C77]/([.B77]*1000000)" office:value-type="float" office:value="0.000000533333333333333">
            <text:p>0,000000533</text:p>
          </table:table-cell>
          <table:table-cell table:formula="of:=1/([.D77]*1000)/[.E77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2*[.C78]/([.B78]*1000000)" office:value-type="float" office:value="0.000000266666666666667">
            <text:p>0,000000267</text:p>
          </table:table-cell>
          <table:table-cell table:formula="of:=1/([.D78]*1000)/[.E78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2*[.C79]/([.B79]*1000000)" office:value-type="float" office:value="0.000000133333333333333">
            <text:p>0,000000133</text:p>
          </table:table-cell>
          <table:table-cell table:formula="of:=1/([.D79]*1000)/[.E79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80]/([.B80]*1000000)" office:value-type="float" office:value="0.0000000666666666666667">
            <text:p>0,000000067</text:p>
          </table:table-cell>
          <table:table-cell table:formula="of:=1/([.D80]*1000)/[.E80]" office:value-type="float" office:value="18.75">
            <text:p>18,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81]/([.B81]*1000000)" office:value-type="float" office:value="0.0000000666666666666667">
            <text:p>0,000000067</text:p>
          </table:table-cell>
          <table:table-cell table:formula="of:=1/([.D81]*1000)/[.E81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2*[.C83]/([.B83]*1000000)" office:value-type="float" office:value="0.000004">
            <text:p>0,000004000</text:p>
          </table:table-cell>
          <table:table-cell table:formula="of:=1/([.D83]*1000)/[.E83]" office:value-type="float" office:value="25">
            <text:p>25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2*[.C84]/([.B84]*1000000)" office:value-type="float" office:value="0.0000025">
            <text:p>0,000002500</text:p>
          </table:table-cell>
          <table:table-cell table:formula="of:=1/([.D84]*1000)/[.E84]" office:value-type="float" office:value="20">
            <text:p>20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2*[.C85]/([.B85]*1000000)" office:value-type="float" office:value="0.000001">
            <text:p>0,000001000</text:p>
          </table:table-cell>
          <table:table-cell table:formula="of:=1/([.D85]*1000)/[.E85]" office:value-type="float" office:value="20">
            <text:p>20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table:formula="of:=2*[.C86]/([.B86]*1000000)" office:value-type="float" office:value="0.0000005">
            <text:p>0,000000500</text:p>
          </table:table-cell>
          <table:table-cell table:formula="of:=1/([.D86]*1000)/[.E86]" office:value-type="float" office:value="16">
            <text:p>16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2*[.C87]/([.B87]*1000000)" office:value-type="float" office:value="0.000000285714285714286">
            <text:p>0,000000286</text:p>
          </table:table-cell>
          <table:table-cell table:formula="of:=1/([.D87]*1000)/[.E87]" office:value-type="float" office:value="14">
            <text:p>14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2*[.C88]/([.B88]*1000000)" office:value-type="float" office:value="0.000000142857142857143">
            <text:p>0,000000143</text:p>
          </table:table-cell>
          <table:table-cell table:formula="of:=1/([.D88]*1000)/[.E88]" office:value-type="float" office:value="14">
            <text:p>14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89]/([.B89]*1000000)" office:value-type="float" office:value="0.0000000714285714285714">
            <text:p>0,000000071</text:p>
          </table:table-cell>
          <table:table-cell table:formula="of:=1/([.D89]*1000)/[.E89]" office:value-type="float" office:value="17.5">
            <text:p>17,5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90]/([.B90]*1000000)" office:value-type="float" office:value="0.0000000714285714285714">
            <text:p>0,000000071</text:p>
          </table:table-cell>
          <table:table-cell table:formula="of:=1/([.D90]*1000)/[.E90]" office:value-type="float" office:value="14">
            <text:p>14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table:formula="of:=2*[.C92]/([.B92]*1000000)" office:value-type="float" office:value="0.00000525">
            <text:p>0,000005250</text:p>
          </table:table-cell>
          <table:table-cell table:formula="of:=1/([.D92]*1000)/[.E92]" office:value-type="float" office:value="19.0476190476191">
            <text:p>19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2*[.C93]/([.B93]*1000000)" office:value-type="float" office:value="0.00000333333333333333">
            <text:p>0,000003333</text:p>
          </table:table-cell>
          <table:table-cell table:formula="of:=1/([.D93]*1000)/[.E93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2*[.C94]/([.B94]*1000000)" office:value-type="float" office:value="0.00000125">
            <text:p>0,000001250</text:p>
          </table:table-cell>
          <table:table-cell table:formula="of:=1/([.D94]*1000)/[.E94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table:formula="of:=2*[.C95]/([.B95]*1000000)" office:value-type="float" office:value="0.0000005">
            <text:p>0,000000500</text:p>
          </table:table-cell>
          <table:table-cell table:formula="of:=1/([.D95]*1000)/[.E95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table:formula="of:=2*[.C96]/([.B96]*1000000)" office:value-type="float" office:value="0.00000025">
            <text:p>0,000000250</text:p>
          </table:table-cell>
          <table:table-cell table:formula="of:=1/([.D96]*1000)/[.E96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2*[.C97]/([.B97]*1000000)" office:value-type="float" office:value="0.000000166666666666667">
            <text:p>0,000000167</text:p>
          </table:table-cell>
          <table:table-cell table:formula="of:=1/([.D97]*1000)/[.E97]" office:value-type="float" office:value="12">
            <text:p>12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98]/([.B98]*1000000)" office:value-type="float" office:value="0.0000000833333333333333">
            <text:p>0,000000083</text:p>
          </table:table-cell>
          <table:table-cell table:formula="of:=1/([.D98]*1000)/[.E98]" office:value-type="float" office:value="15">
            <text:p>1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99]/([.B99]*1000000)" office:value-type="float" office:value="0.0000000833333333333333">
            <text:p>0,000000083</text:p>
          </table:table-cell>
          <table:table-cell table:formula="of:=1/([.D99]*1000)/[.E99]" office:value-type="float" office:value="12">
            <text:p>12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2*[.C101]/([.B101]*1000000)" office:value-type="float" office:value="0.000005">
            <text:p>0,000005000</text:p>
          </table:table-cell>
          <table:table-cell table:formula="of:=1/([.D101]*1000)/[.E101]" office:value-type="float" office:value="20">
            <text:p>20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2*[.C102]/([.B102]*1000000)" office:value-type="float" office:value="0.0000025">
            <text:p>0,000002500</text:p>
          </table:table-cell>
          <table:table-cell table:formula="of:=1/([.D102]*1000)/[.E102]" office:value-type="float" office:value="20">
            <text:p>20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2*[.C103]/([.B103]*1000000)" office:value-type="float" office:value="0.000001">
            <text:p>0,000001000</text:p>
          </table:table-cell>
          <table:table-cell table:formula="of:=1/([.D103]*1000)/[.E103]" office:value-type="float" office:value="20">
            <text:p>20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formula="of:=2*[.C104]/([.B104]*1000000)" office:value-type="float" office:value="0.0000005">
            <text:p>0,000000500</text:p>
          </table:table-cell>
          <table:table-cell table:formula="of:=1/([.D104]*1000)/[.E104]" office:value-type="float" office:value="16">
            <text:p>16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2*[.C105]/([.B105]*1000000)" office:value-type="float" office:value="0.0000002">
            <text:p>0,000000200</text:p>
          </table:table-cell>
          <table:table-cell table:formula="of:=1/([.D105]*1000)/[.E105]" office:value-type="float" office:value="20">
            <text:p>20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06]/([.B106]*1000000)" office:value-type="float" office:value="0.0000001">
            <text:p>0,000000100</text:p>
          </table:table-cell>
          <table:table-cell table:formula="of:=1/([.D106]*1000)/[.E106]" office:value-type="float" office:value="20">
            <text:p>20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07]/([.B107]*1000000)" office:value-type="float" office:value="0.0000001">
            <text:p>0,000000100</text:p>
          </table:table-cell>
          <table:table-cell table:formula="of:=1/([.D107]*1000)/[.E107]" office:value-type="float" office:value="12.5">
            <text:p>12,5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08]/([.B108]*1000000)" office:value-type="float" office:value="0.0000001">
            <text:p>0,000000100</text:p>
          </table:table-cell>
          <table:table-cell table:formula="of:=1/([.D108]*1000)/[.E108]" office:value-type="float" office:value="10">
            <text:p>10,0</text:p>
          </table:table-cell>
          <table:table-cell table:number-columns-repeated="4"/>
          <table:table-cell table:style-name="ce5"/>
          <table:table-cell table:style-name="ce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2*[.C110]/([.B110]*1000000)" office:value-type="float" office:value="0.00000625">
            <text:p>0,000006250</text:p>
          </table:table-cell>
          <table:table-cell table:formula="of:=1/([.D110]*1000)/[.E110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2*[.C111]/([.B111]*1000000)" office:value-type="float" office:value="0.000003125">
            <text:p>0,000003125</text:p>
          </table:table-cell>
          <table:table-cell table:formula="of:=1/([.D111]*1000)/[.E111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2*[.C112]/([.B112]*1000000)" office:value-type="float" office:value="0.00000125">
            <text:p>0,000001250</text:p>
          </table:table-cell>
          <table:table-cell table:formula="of:=1/([.D112]*1000)/[.E112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table:formula="of:=2*[.C113]/([.B113]*1000000)" office:value-type="float" office:value="0.0000005">
            <text:p>0,000000500</text:p>
          </table:table-cell>
          <table:table-cell table:formula="of:=1/([.D113]*1000)/[.E113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2*[.C114]/([.B114]*1000000)" office:value-type="float" office:value="0.00000025">
            <text:p>0,000000250</text:p>
          </table:table-cell>
          <table:table-cell table:formula="of:=1/([.D114]*1000)/[.E114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15]/([.B115]*1000000)" office:value-type="float" office:value="0.000000125">
            <text:p>0,000000125</text:p>
          </table:table-cell>
          <table:table-cell table:formula="of:=1/([.D115]*1000)/[.E115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16]/([.B116]*1000000)" office:value-type="float" office:value="0.000000125">
            <text:p>0,000000125</text:p>
          </table:table-cell>
          <table:table-cell table:formula="of:=1/([.D116]*1000)/[.E116]" office:value-type="float" office:value="10">
            <text:p>10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17]/([.B117]*1000000)" office:value-type="float" office:value="0.000000125">
            <text:p>0,000000125</text:p>
          </table:table-cell>
          <table:table-cell table:formula="of:=1/([.D117]*1000)/[.E117]" office:value-type="float" office:value="8">
            <text:p>8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f:=2*[.C119]/([.B119]*1000000)" office:value-type="float" office:value="0.00000666666666666667">
            <text:p>0,000006667</text:p>
          </table:table-cell>
          <table:table-cell table:formula="of:=1/([.D119]*1000)/[.E119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table:formula="of:=2*[.C120]/([.B120]*1000000)" office:value-type="float" office:value="0.00000333333333333333">
            <text:p>0,000003333</text:p>
          </table:table-cell>
          <table:table-cell table:formula="of:=1/([.D120]*1000)/[.E120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2*[.C121]/([.B121]*1000000)" office:value-type="float" office:value="0.00000133333333333333">
            <text:p>0,000001333</text:p>
          </table:table-cell>
          <table:table-cell table:formula="of:=1/([.D121]*1000)/[.E121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table:formula="of:=2*[.C122]/([.B122]*1000000)" office:value-type="float" office:value="0.0000005">
            <text:p>0,000000500</text:p>
          </table:table-cell>
          <table:table-cell table:formula="of:=1/([.D122]*1000)/[.E122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2*[.C123]/([.B123]*1000000)" office:value-type="float" office:value="0.000000333333333333333">
            <text:p>0,000000333</text:p>
          </table:table-cell>
          <table:table-cell table:formula="of:=1/([.D123]*1000)/[.E123]" office:value-type="float" office:value="12">
            <text:p>12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24]/([.B124]*1000000)" office:value-type="float" office:value="0.000000166666666666667">
            <text:p>0,000000167</text:p>
          </table:table-cell>
          <table:table-cell table:formula="of:=1/([.D124]*1000)/[.E124]" office:value-type="float" office:value="12">
            <text:p>12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25]/([.B125]*1000000)" office:value-type="float" office:value="0.000000166666666666667">
            <text:p>0,000000167</text:p>
          </table:table-cell>
          <table:table-cell table:formula="of:=1/([.D125]*1000)/[.E125]" office:value-type="float" office:value="7.5">
            <text:p>7,5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26]/([.B126]*1000000)" office:value-type="float" office:value="0.000000166666666666667">
            <text:p>0,000000167</text:p>
          </table:table-cell>
          <table:table-cell table:formula="of:=1/([.D126]*1000)/[.E126]" office:value-type="float" office:value="6">
            <text:p>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2*[.C128]/([.B128]*1000000)" office:value-type="float" office:value="0.000005">
            <text:p>0,000005000</text:p>
          </table:table-cell>
          <table:table-cell table:formula="of:=1/([.D128]*1000)/[.E128]" office:value-type="float" office:value="20">
            <text:p>20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2*[.C129]/([.B129]*1000000)" office:value-type="float" office:value="0.000002">
            <text:p>0,000002000</text:p>
          </table:table-cell>
          <table:table-cell table:formula="of:=1/([.D129]*1000)/[.E129]" office:value-type="float" office:value="25">
            <text:p>2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2*[.C130]/([.B130]*1000000)" office:value-type="float" office:value="0.000001">
            <text:p>0,000001000</text:p>
          </table:table-cell>
          <table:table-cell table:formula="of:=1/([.D130]*1000)/[.E130]" office:value-type="float" office:value="20">
            <text:p>20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2*[.C131]/([.B131]*1000000)" office:value-type="float" office:value="0.0000004">
            <text:p>0,000000400</text:p>
          </table:table-cell>
          <table:table-cell table:formula="of:=1/([.D131]*1000)/[.E131]" office:value-type="float" office:value="20">
            <text:p>20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2*[.C132]/([.B132]*1000000)" office:value-type="float" office:value="0.0000002">
            <text:p>0,000000200</text:p>
          </table:table-cell>
          <table:table-cell table:formula="of:=1/([.D132]*1000)/[.E132]" office:value-type="float" office:value="20">
            <text:p>20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33]/([.B133]*1000000)" office:value-type="float" office:value="0.0000002">
            <text:p>0,000000200</text:p>
          </table:table-cell>
          <table:table-cell table:formula="of:=1/([.D133]*1000)/[.E133]" office:value-type="float" office:value="10">
            <text:p>10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34]/([.B134]*1000000)" office:value-type="float" office:value="0.0000002">
            <text:p>0,000000200</text:p>
          </table:table-cell>
          <table:table-cell table:formula="of:=1/([.D134]*1000)/[.E134]" office:value-type="float" office:value="6.25">
            <text:p>6,3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35]/([.B135]*1000000)" office:value-type="float" office:value="0.0000002">
            <text:p>0,000000200</text:p>
          </table:table-cell>
          <table:table-cell table:formula="of:=1/([.D135]*1000)/[.E135]" office:value-type="float" office:value="5">
            <text:p>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2*[.C137]/([.B137]*1000000)" office:value-type="float" office:value="0.00000625">
            <text:p>0,000006250</text:p>
          </table:table-cell>
          <table:table-cell table:formula="of:=1/([.D137]*1000)/[.E137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2*[.C138]/([.B138]*1000000)" office:value-type="float" office:value="0.0000025">
            <text:p>0,000002500</text:p>
          </table:table-cell>
          <table:table-cell table:formula="of:=1/([.D138]*1000)/[.E138]" office:value-type="float" office:value="20">
            <text:p>20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2*[.C139]/([.B139]*1000000)" office:value-type="float" office:value="0.00000125">
            <text:p>0,000001250</text:p>
          </table:table-cell>
          <table:table-cell table:formula="of:=1/([.D139]*1000)/[.E139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2*[.C140]/([.B140]*1000000)" office:value-type="float" office:value="0.0000005">
            <text:p>0,000000500</text:p>
          </table:table-cell>
          <table:table-cell table:formula="of:=1/([.D140]*1000)/[.E140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2*[.C141]/([.B141]*1000000)" office:value-type="float" office:value="0.00000025">
            <text:p>0,000000250</text:p>
          </table:table-cell>
          <table:table-cell table:formula="of:=1/([.D141]*1000)/[.E141]" office:value-type="float" office:value="16">
            <text:p>16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42]/([.B142]*1000000)" office:value-type="float" office:value="0.00000025">
            <text:p>0,000000250</text:p>
          </table:table-cell>
          <table:table-cell table:formula="of:=1/([.D142]*1000)/[.E142]" office:value-type="float" office:value="8">
            <text:p>8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43]/([.B143]*1000000)" office:value-type="float" office:value="0.00000025">
            <text:p>0,000000250</text:p>
          </table:table-cell>
          <table:table-cell table:formula="of:=1/([.D143]*1000)/[.E143]" office:value-type="float" office:value="5">
            <text:p>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44]/([.B144]*1000000)" office:value-type="float" office:value="0.00000025">
            <text:p>0,000000250</text:p>
          </table:table-cell>
          <table:table-cell table:formula="of:=1/([.D144]*1000)/[.E144]" office:value-type="float" office:value="4">
            <text:p>4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2*[.C146]/([.B146]*1000000)" office:value-type="float" office:value="0.00000666666666666667">
            <text:p>0,000006667</text:p>
          </table:table-cell>
          <table:table-cell table:formula="of:=1/([.D146]*1000)/[.E146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2*[.C147]/([.B147]*1000000)" office:value-type="float" office:value="0.00000293333333333333">
            <text:p>0,000002933</text:p>
          </table:table-cell>
          <table:table-cell table:formula="of:=1/([.D147]*1000)/[.E147]" office:value-type="float" office:value="17.0454545454545">
            <text:p>17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2*[.C148]/([.B148]*1000000)" office:value-type="float" office:value="0.00000133333333333333">
            <text:p>0,000001333</text:p>
          </table:table-cell>
          <table:table-cell table:formula="of:=1/([.D148]*1000)/[.E148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2*[.C149]/([.B149]*1000000)" office:value-type="float" office:value="0.000000533333333333333">
            <text:p>0,000000533</text:p>
          </table:table-cell>
          <table:table-cell table:formula="of:=1/([.D149]*1000)/[.E149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2*[.C150]/([.B150]*1000000)" office:value-type="float" office:value="0.000000266666666666667">
            <text:p>0,000000267</text:p>
          </table:table-cell>
          <table:table-cell table:formula="of:=1/([.D150]*1000)/[.E150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51]/([.B151]*1000000)" office:value-type="float" office:value="0.000000266666666666667">
            <text:p>0,000000267</text:p>
          </table:table-cell>
          <table:table-cell table:formula="of:=1/([.D151]*1000)/[.E151]" office:value-type="float" office:value="7.5">
            <text:p>7,5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52]/([.B152]*1000000)" office:value-type="float" office:value="0.000000266666666666667">
            <text:p>0,000000267</text:p>
          </table:table-cell>
          <table:table-cell table:formula="of:=1/([.D152]*1000)/[.E152]" office:value-type="float" office:value="4.6875">
            <text:p>4,7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53]/([.B153]*1000000)" office:value-type="float" office:value="0.000000266666666666667">
            <text:p>0,000000267</text:p>
          </table:table-cell>
          <table:table-cell table:formula="of:=1/([.D153]*1000)/[.E153]" office:value-type="float" office:value="3.75">
            <text:p>3,8</text:p>
          </table:table-cell>
          <table:table-cell/>
          <table:table-cell table:style-name="ce7" table:formula="of:=[.B155]/4" office:value-type="float" office:value="1.843">
            <text:p>1,843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ce4" office:value-type="float" office:value="7.372">
            <text:p>7,3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2*[.C155]/([.B155]*1000000)" office:value-type="float" office:value="0.00000623982637004883">
            <text:p>0,000006240</text:p>
          </table:table-cell>
          <table:table-cell table:style-name="ce7" table:formula="of:=1/([.D155]*1000)/[.E155]" office:value-type="float" office:value="16.0260869565217">
            <text:p>16,026</text:p>
          </table:table-cell>
          <table:table-cell/>
          <table:table-cell table:style-name="ce4" office:value-type="float" office:value="29.488">
            <text:p>29,48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5" table:formula="of:=2*[.I155]/([.H155]*1000000)" office:value-type="float" office:value="0.0000000678241996744438">
            <text:p>0,000000068</text:p>
          </table:table-cell>
          <table:table-cell table:style-name="ce7" table:formula="of:=1/([.J155]*1000)/[.K155]" office:value-type="float" office:value="1474.4">
            <text:p>1474,400</text:p>
          </table:table-cell>
        </table:table-row>
        <table:table-row table:style-name="ro1">
          <table:table-cell/>
          <table:table-cell table:style-name="ce4" office:value-type="float" office:value="7.372">
            <text:p>7,372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2*[.C156]/([.B156]*1000000)" office:value-type="float" office:value="0.00000623982637004883">
            <text:p>0,000006240</text:p>
          </table:table-cell>
          <table:table-cell table:style-name="ce7" table:formula="of:=1/([.D156]*1000)/[.E156]" office:value-type="float" office:value="8.01304347826087">
            <text:p>8,013</text:p>
          </table:table-cell>
          <table:table-cell/>
          <table:table-cell table:style-name="ce4" office:value-type="float" office:value="29.488">
            <text:p>29,48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0">
            <text:p>20</text:p>
          </table:table-cell>
          <table:table-cell table:style-name="ce5" table:formula="of:=2*[.I156]/([.H156]*1000000)" office:value-type="float" office:value="0.00000311991318502442">
            <text:p>0,000003120</text:p>
          </table:table-cell>
          <table:table-cell table:style-name="ce7" table:formula="of:=1/([.J156]*1000)/[.K156]" office:value-type="float" office:value="16.0260869565217">
            <text:p>16,026</text:p>
          </table:table-cell>
        </table:table-row>
        <table:table-row table:style-name="ro1">
          <table:table-cell/>
          <table:table-cell table:style-name="ce4" office:value-type="float" office:value="7.372">
            <text:p>7,37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2*[.C157]/([.B157]*1000000)" office:value-type="float" office:value="0.00000271296798697775">
            <text:p>0,000002713</text:p>
          </table:table-cell>
          <table:table-cell table:style-name="ce7" table:formula="of:=1/([.D157]*1000)/[.E157]" office:value-type="float" office:value="7.372">
            <text:p>7,372</text:p>
          </table:table-cell>
          <table:table-cell/>
          <table:table-cell table:style-name="ce4" office:value-type="float" office:value="29.488">
            <text:p>29,48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0">
            <text:p>50</text:p>
          </table:table-cell>
          <table:table-cell table:style-name="ce5" table:formula="of:=2*[.I157]/([.H157]*1000000)" office:value-type="float" office:value="0.000000949538795442214">
            <text:p>0,000000950</text:p>
          </table:table-cell>
          <table:table-cell table:style-name="ce7" table:formula="of:=1/([.J157]*1000)/[.K157]" office:value-type="float" office:value="21.0628571428571">
            <text:p>21,063</text:p>
          </table:table-cell>
        </table:table-row>
        <table:table-row table:style-name="ro1">
          <table:table-cell/>
          <table:table-cell table:style-name="ce4" office:value-type="float" office:value="7.372">
            <text:p>7,37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2*[.C158]/([.B158]*1000000)" office:value-type="float" office:value="0.000000542593597395551">
            <text:p>0,000000543</text:p>
          </table:table-cell>
          <table:table-cell table:style-name="ce7" table:formula="of:=1/([.D158]*1000)/[.E158]" office:value-type="float" office:value="14.744">
            <text:p>14,744</text:p>
          </table:table-cell>
          <table:table-cell/>
          <table:table-cell table:style-name="ce4" office:value-type="float" office:value="29.488">
            <text:p>29,48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5">
            <text:p>125</text:p>
          </table:table-cell>
          <table:table-cell table:style-name="ce5" table:formula="of:=2*[.I158]/([.H158]*1000000)" office:value-type="float" office:value="0.00000088171459576777">
            <text:p>0,000000882</text:p>
          </table:table-cell>
          <table:table-cell table:style-name="ce7" table:formula="of:=1/([.J158]*1000)/[.K158]" office:value-type="float" office:value="9.07323076923077">
            <text:p>9,073</text:p>
          </table:table-cell>
        </table:table-row>
        <table:table-row table:style-name="ro1">
          <table:table-cell/>
          <table:table-cell table:style-name="ce4" office:value-type="float" office:value="7.372">
            <text:p>7,37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2*[.C159]/([.B159]*1000000)" office:value-type="float" office:value="0.000000271296798697775">
            <text:p>0,000000271</text:p>
          </table:table-cell>
          <table:table-cell table:style-name="ce7" table:formula="of:=1/([.D159]*1000)/[.E159]" office:value-type="float" office:value="14.744">
            <text:p>14,744</text:p>
          </table:table-cell>
          <table:table-cell/>
          <table:table-cell table:style-name="ce4" office:value-type="float" office:value="29.488">
            <text:p>29,48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0">
            <text:p>250</text:p>
          </table:table-cell>
          <table:table-cell table:style-name="ce5" table:formula="of:=2*[.I159]/([.H159]*1000000)" office:value-type="float" office:value="0.0000000678241996744438">
            <text:p>0,000000068</text:p>
          </table:table-cell>
          <table:table-cell table:style-name="ce7" table:formula="of:=1/([.J159]*1000)/[.K159]" office:value-type="float" office:value="58.976">
            <text:p>58,976</text:p>
          </table:table-cell>
        </table:table-row>
        <table:table-row table:style-name="ro1">
          <table:table-cell/>
          <table:table-cell table:style-name="ce4" office:value-type="float" office:value="7.372">
            <text:p>7,37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60]/([.B160]*1000000)" office:value-type="float" office:value="0.000000271296798697775">
            <text:p>0,000000271</text:p>
          </table:table-cell>
          <table:table-cell table:style-name="ce7" table:formula="of:=1/([.D160]*1000)/[.E160]" office:value-type="float" office:value="7.372">
            <text:p>7,372</text:p>
          </table:table-cell>
          <table:table-cell/>
          <table:table-cell table:style-name="ce4" office:value-type="float" office:value="29.488">
            <text:p>29,48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0">
            <text:p>500</text:p>
          </table:table-cell>
          <table:table-cell table:style-name="ce5" table:formula="of:=2*[.I160]/([.H160]*1000000)" office:value-type="float" office:value="0.0000000678241996744438">
            <text:p>0,000000068</text:p>
          </table:table-cell>
          <table:table-cell table:style-name="ce7" table:formula="of:=1/([.J160]*1000)/[.K160]" office:value-type="float" office:value="29.488">
            <text:p>29,488</text:p>
          </table:table-cell>
        </table:table-row>
        <table:table-row table:style-name="ro1">
          <table:table-cell/>
          <table:table-cell table:style-name="ce4" office:value-type="float" office:value="7.372">
            <text:p>7,372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61]/([.B161]*1000000)" office:value-type="float" office:value="0.000000271296798697775">
            <text:p>0,000000271</text:p>
          </table:table-cell>
          <table:table-cell table:style-name="ce7" table:formula="of:=1/([.D161]*1000)/[.E161]" office:value-type="float" office:value="4.6075">
            <text:p>4,608</text:p>
          </table:table-cell>
          <table:table-cell/>
          <table:table-cell table:style-name="ce4" office:value-type="float" office:value="29.488">
            <text:p>29,48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00">
            <text:p>800</text:p>
          </table:table-cell>
          <table:table-cell table:style-name="ce5" table:formula="of:=2*[.I161]/([.H161]*1000000)" office:value-type="float" office:value="0.0000000678241996744438">
            <text:p>0,000000068</text:p>
          </table:table-cell>
          <table:table-cell table:style-name="ce7" table:formula="of:=1/([.J161]*1000)/[.K161]" office:value-type="float" office:value="18.43">
            <text:p>18,430</text:p>
          </table:table-cell>
        </table:table-row>
        <table:table-row table:style-name="ro1">
          <table:table-cell/>
          <table:table-cell table:style-name="ce4" office:value-type="float" office:value="7.372">
            <text:p>7,37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62]/([.B162]*1000000)" office:value-type="float" office:value="0.000000271296798697775">
            <text:p>0,000000271</text:p>
          </table:table-cell>
          <table:table-cell table:style-name="ce7" table:formula="of:=1/([.D162]*1000)/[.E162]" office:value-type="float" office:value="3.686">
            <text:p>3,686</text:p>
          </table:table-cell>
          <table:table-cell/>
          <table:table-cell table:style-name="ce4" office:value-type="float" office:value="29.488">
            <text:p>29,48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5" table:formula="of:=2*[.I162]/([.H162]*1000000)" office:value-type="float" office:value="0.0000000678241996744438">
            <text:p>0,000000068</text:p>
          </table:table-cell>
          <table:table-cell table:style-name="ce7" table:formula="of:=1/([.J162]*1000)/[.K162]" office:value-type="float" office:value="14.744">
            <text:p>14,744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2*[.C164]/([.B164]*1000000)" office:value-type="float" office:value="0.00000714285714285714">
            <text:p>0,000007143</text:p>
          </table:table-cell>
          <table:table-cell table:formula="of:=1/([.D164]*1000)/[.E164]" office:value-type="float" office:value="14">
            <text:p>14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2*[.C165]/([.B165]*1000000)" office:value-type="float" office:value="0.000002">
            <text:p>0,000002000</text:p>
          </table:table-cell>
          <table:table-cell table:formula="of:=1/([.D165]*1000)/[.E165]" office:value-type="float" office:value="25">
            <text:p>2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2*[.C166]/([.B166]*1000000)" office:value-type="float" office:value="0.00000142857142857143">
            <text:p>0,000001429</text:p>
          </table:table-cell>
          <table:table-cell table:formula="of:=1/([.D166]*1000)/[.E166]" office:value-type="float" office:value="14">
            <text:p>14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2*[.C167]/([.B167]*1000000)" office:value-type="float" office:value="0.000000571428571428571">
            <text:p>0,000000571</text:p>
          </table:table-cell>
          <table:table-cell table:formula="of:=1/([.D167]*1000)/[.E167]" office:value-type="float" office:value="14">
            <text:p>14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2*[.C168]/([.B168]*1000000)" office:value-type="float" office:value="0.000000285714285714286">
            <text:p>0,000000286</text:p>
          </table:table-cell>
          <table:table-cell table:formula="of:=1/([.D168]*1000)/[.E168]" office:value-type="float" office:value="14">
            <text:p>14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69]/([.B169]*1000000)" office:value-type="float" office:value="0.000000285714285714286">
            <text:p>0,000000286</text:p>
          </table:table-cell>
          <table:table-cell table:formula="of:=1/([.D169]*1000)/[.E169]" office:value-type="float" office:value="7">
            <text:p>7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70]/([.B170]*1000000)" office:value-type="float" office:value="0.000000285714285714286">
            <text:p>0,000000286</text:p>
          </table:table-cell>
          <table:table-cell table:formula="of:=1/([.D170]*1000)/[.E170]" office:value-type="float" office:value="4.375">
            <text:p>4,4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71]/([.B171]*1000000)" office:value-type="float" office:value="0.000000285714285714286">
            <text:p>0,000000286</text:p>
          </table:table-cell>
          <table:table-cell table:formula="of:=1/([.D171]*1000)/[.E171]" office:value-type="float" office:value="3.5">
            <text:p>3,5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2*[.C173]/([.B173]*1000000)" office:value-type="float" office:value="0.000005">
            <text:p>0,000005000</text:p>
          </table:table-cell>
          <table:table-cell table:formula="of:=1/([.D173]*1000)/[.E173]" office:value-type="float" office:value="20">
            <text:p>20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2*[.C174]/([.B174]*1000000)" office:value-type="float" office:value="0.00000333333333333333">
            <text:p>0,000003333</text:p>
          </table:table-cell>
          <table:table-cell table:formula="of:=1/([.D174]*1000)/[.E174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2*[.C175]/([.B175]*1000000)" office:value-type="float" office:value="0.00000133333333333333">
            <text:p>0,000001333</text:p>
          </table:table-cell>
          <table:table-cell table:formula="of:=1/([.D175]*1000)/[.E175]" office:value-type="float" office:value="15">
            <text:p>15,0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2*[.C176]/([.B176]*1000000)" office:value-type="float" office:value="0.000000666666666666667">
            <text:p>0,000000667</text:p>
          </table:table-cell>
          <table:table-cell table:formula="of:=1/([.D176]*1000)/[.E176]" office:value-type="float" office:value="12">
            <text:p>12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2*[.C177]/([.B177]*1000000)" office:value-type="float" office:value="0.000000333333333333333">
            <text:p>0,000000333</text:p>
          </table:table-cell>
          <table:table-cell table:formula="of:=1/([.D177]*1000)/[.E177]" office:value-type="float" office:value="12">
            <text:p>12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78]/([.B178]*1000000)" office:value-type="float" office:value="0.000000333333333333333">
            <text:p>0,000000333</text:p>
          </table:table-cell>
          <table:table-cell table:formula="of:=1/([.D178]*1000)/[.E178]" office:value-type="float" office:value="6">
            <text:p>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79]/([.B179]*1000000)" office:value-type="float" office:value="0.000000333333333333333">
            <text:p>0,000000333</text:p>
          </table:table-cell>
          <table:table-cell table:formula="of:=1/([.D179]*1000)/[.E179]" office:value-type="float" office:value="3.75">
            <text:p>3,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80]/([.B180]*1000000)" office:value-type="float" office:value="0.000000333333333333333">
            <text:p>0,000000333</text:p>
          </table:table-cell>
          <table:table-cell table:formula="of:=1/([.D180]*1000)/[.E180]" office:value-type="float" office:value="3">
            <text:p>3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formula="of:=2*[.C182]/([.B182]*1000000)" office:value-type="float" office:value="0.000005">
            <text:p>0,000005000</text:p>
          </table:table-cell>
          <table:table-cell table:formula="of:=1/([.D182]*1000)/[.E182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2*[.C183]/([.B183]*1000000)" office:value-type="float" office:value="0.0000025">
            <text:p>0,000002500</text:p>
          </table:table-cell>
          <table:table-cell table:formula="of:=1/([.D183]*1000)/[.E183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2*[.C184]/([.B184]*1000000)" office:value-type="float" office:value="0.000001">
            <text:p>0,000001000</text:p>
          </table:table-cell>
          <table:table-cell table:formula="of:=1/([.D184]*1000)/[.E184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2*[.C185]/([.B185]*1000000)" office:value-type="float" office:value="0.0000005">
            <text:p>0,000000500</text:p>
          </table:table-cell>
          <table:table-cell table:formula="of:=1/([.D185]*1000)/[.E185]" office:value-type="float" office:value="16">
            <text:p>16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2*[.C186]/([.B186]*1000000)" office:value-type="float" office:value="0.0000005">
            <text:p>0,000000500</text:p>
          </table:table-cell>
          <table:table-cell table:formula="of:=1/([.D186]*1000)/[.E186]" office:value-type="float" office:value="8">
            <text:p>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87]/([.B187]*1000000)" office:value-type="float" office:value="0.0000005">
            <text:p>0,000000500</text:p>
          </table:table-cell>
          <table:table-cell table:formula="of:=1/([.D187]*1000)/[.E187]" office:value-type="float" office:value="4">
            <text:p>4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88]/([.B188]*1000000)" office:value-type="float" office:value="0.0000005">
            <text:p>0,000000500</text:p>
          </table:table-cell>
          <table:table-cell table:formula="of:=1/([.D188]*1000)/[.E188]" office:value-type="float" office:value="2.5">
            <text:p>2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89]/([.B189]*1000000)" office:value-type="float" office:value="0.0000005">
            <text:p>0,000000500</text:p>
          </table:table-cell>
          <table:table-cell table:formula="of:=1/([.D189]*1000)/[.E189]" office:value-type="float" office:value="2">
            <text:p>2,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2*[.C191]/([.B191]*1000000)" office:value-type="float" office:value="0.000005">
            <text:p>0,000005000</text:p>
          </table:table-cell>
          <table:table-cell table:formula="of:=1/([.D191]*1000)/[.E191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2*[.C192]/([.B192]*1000000)" office:value-type="float" office:value="0.000002">
            <text:p>0,000002000</text:p>
          </table:table-cell>
          <table:table-cell table:formula="of:=1/([.D192]*1000)/[.E192]" office:value-type="float" office:value="25">
            <text:p>25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2*[.C193]/([.B193]*1000000)" office:value-type="float" office:value="0.000001">
            <text:p>0,000001000</text:p>
          </table:table-cell>
          <table:table-cell table:formula="of:=1/([.D193]*1000)/[.E193]" office:value-type="float" office:value="20">
            <text:p>20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2*[.C194]/([.B194]*1000000)" office:value-type="float" office:value="0.000001">
            <text:p>0,000001000</text:p>
          </table:table-cell>
          <table:table-cell table:formula="of:=1/([.D194]*1000)/[.E194]" office:value-type="float" office:value="8">
            <text:p>8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2*[.C195]/([.B195]*1000000)" office:value-type="float" office:value="0.000001">
            <text:p>0,000001000</text:p>
          </table:table-cell>
          <table:table-cell table:formula="of:=1/([.D195]*1000)/[.E195]" office:value-type="float" office:value="4">
            <text:p>4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2*[.C196]/([.B196]*1000000)" office:value-type="float" office:value="0.000001">
            <text:p>0,000001000</text:p>
          </table:table-cell>
          <table:table-cell table:formula="of:=1/([.D196]*1000)/[.E196]" office:value-type="float" office:value="2">
            <text:p>2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2*[.C197]/([.B197]*1000000)" office:value-type="float" office:value="0.000001">
            <text:p>0,000001000</text:p>
          </table:table-cell>
          <table:table-cell table:formula="of:=1/([.D197]*1000)/[.E197]" office:value-type="float" office:value="1.25">
            <text:p>1,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2*[.C198]/([.B198]*1000000)" office:value-type="float" office:value="0.000001">
            <text:p>0,000001000</text:p>
          </table:table-cell>
          <table:table-cell table:formula="of:=1/([.D198]*1000)/[.E198]" office:value-type="float" office:value="1">
            <text:p>1,0</text:p>
          </table:table-cell>
          <table:table-cell table:number-columns-repeated="6"/>
        </table:table-row>
      </table:table>
      <table:table table:name="Delovni list2" table:style-name="ta1" table:print="false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FCAN:</text:p>
          </table:table-cell>
          <table:table-cell table:style-name="ce4" office:value-type="float" office:value="56">
            <text:p>56,000</text:p>
          </table:table-cell>
          <table:table-cell table:style-name="ce7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>
            <text:p>BitRate:</text:p>
          </table:table-cell>
          <table:table-cell table:style-name="ce2" office:value-type="float" office:value="250">
            <text:p>2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>
            <text:p>BRP</text:p>
          </table:table-cell>
          <table:table-cell table:style-name="ce1" office:value-type="string">
            <text:p>TQno</text:p>
          </table:table-cell>
          <table:table-cell table:style-name="ce1"/>
          <table:table-cell table:style-name="ce1" office:value-type="string">
            <text:p>BRP</text:p>
          </table:table-cell>
          <table:table-cell table:style-name="ce1" office:value-type="string">
            <text:p>TQno</text:p>
          </table:table-cell>
          <table:table-cell table:style-name="ce1"/>
          <table:table-cell table:style-name="ce1" office:value-type="string">
            <text:p>BRP</text:p>
          </table:table-cell>
          <table:table-cell table:style-name="ce1" office:value-type="string">
            <text:p>TQn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1/([.C$3]*1000)/(2*[.B5]/([.C$2]*1000000))" office:value-type="float" office:value="112">
            <text:p>112,000</text:p>
          </table:table-cell>
          <table:table-cell/>
          <table:table-cell office:value-type="float" office:value="21">
            <text:p>21</text:p>
          </table:table-cell>
          <table:table-cell table:formula="of:=1/([.C$3]*1000)/(2*[.E5]/([.C$2]*1000000))" office:value-type="float" office:value="5.33333333333333">
            <text:p>5,333</text:p>
          </table:table-cell>
          <table:table-cell/>
          <table:table-cell office:value-type="float" office:value="41">
            <text:p>41</text:p>
          </table:table-cell>
          <table:table-cell table:formula="of:=1/([.C$3]*1000)/(2*[.H5]/([.C$2]*1000000))" office:value-type="float" office:value="2.73170731707317">
            <text:p>2,73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1/([.C$3]*1000)/(2*[.B6]/([.C$2]*1000000))" office:value-type="float" office:value="56">
            <text:p>56,000</text:p>
          </table:table-cell>
          <table:table-cell/>
          <table:table-cell office:value-type="float" office:value="22">
            <text:p>22</text:p>
          </table:table-cell>
          <table:table-cell table:formula="of:=1/([.C$3]*1000)/(2*[.E6]/([.C$2]*1000000))" office:value-type="float" office:value="5.09090909090909">
            <text:p>5,091</text:p>
          </table:table-cell>
          <table:table-cell/>
          <table:table-cell office:value-type="float" office:value="42">
            <text:p>42</text:p>
          </table:table-cell>
          <table:table-cell table:formula="of:=1/([.C$3]*1000)/(2*[.H6]/([.C$2]*1000000))" office:value-type="float" office:value="2.66666666666667">
            <text:p>2,66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1/([.C$3]*1000)/(2*[.B7]/([.C$2]*1000000))" office:value-type="float" office:value="37.3333333333333">
            <text:p>37,333</text:p>
          </table:table-cell>
          <table:table-cell/>
          <table:table-cell office:value-type="float" office:value="23">
            <text:p>23</text:p>
          </table:table-cell>
          <table:table-cell table:formula="of:=1/([.C$3]*1000)/(2*[.E7]/([.C$2]*1000000))" office:value-type="float" office:value="4.8695652173913">
            <text:p>4,870</text:p>
          </table:table-cell>
          <table:table-cell/>
          <table:table-cell office:value-type="float" office:value="43">
            <text:p>43</text:p>
          </table:table-cell>
          <table:table-cell table:formula="of:=1/([.C$3]*1000)/(2*[.H7]/([.C$2]*1000000))" office:value-type="float" office:value="2.6046511627907">
            <text:p>2,60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1/([.C$3]*1000)/(2*[.B8]/([.C$2]*1000000))" office:value-type="float" office:value="28">
            <text:p>28,000</text:p>
          </table:table-cell>
          <table:table-cell/>
          <table:table-cell office:value-type="float" office:value="24">
            <text:p>24</text:p>
          </table:table-cell>
          <table:table-cell table:formula="of:=1/([.C$3]*1000)/(2*[.E8]/([.C$2]*1000000))" office:value-type="float" office:value="4.66666666666667">
            <text:p>4,667</text:p>
          </table:table-cell>
          <table:table-cell/>
          <table:table-cell office:value-type="float" office:value="44">
            <text:p>44</text:p>
          </table:table-cell>
          <table:table-cell table:formula="of:=1/([.C$3]*1000)/(2*[.H8]/([.C$2]*1000000))" office:value-type="float" office:value="2.54545454545455">
            <text:p>2,54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1/([.C$3]*1000)/(2*[.B9]/([.C$2]*1000000))" office:value-type="float" office:value="22.4">
            <text:p>22,400</text:p>
          </table:table-cell>
          <table:table-cell/>
          <table:table-cell office:value-type="float" office:value="25">
            <text:p>25</text:p>
          </table:table-cell>
          <table:table-cell table:formula="of:=1/([.C$3]*1000)/(2*[.E9]/([.C$2]*1000000))" office:value-type="float" office:value="4.48">
            <text:p>4,480</text:p>
          </table:table-cell>
          <table:table-cell/>
          <table:table-cell office:value-type="float" office:value="45">
            <text:p>45</text:p>
          </table:table-cell>
          <table:table-cell table:formula="of:=1/([.C$3]*1000)/(2*[.H9]/([.C$2]*1000000))" office:value-type="float" office:value="2.48888888888889">
            <text:p>2,48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1/([.C$3]*1000)/(2*[.B10]/([.C$2]*1000000))" office:value-type="float" office:value="18.6666666666667">
            <text:p>18,667</text:p>
          </table:table-cell>
          <table:table-cell/>
          <table:table-cell office:value-type="float" office:value="26">
            <text:p>26</text:p>
          </table:table-cell>
          <table:table-cell table:formula="of:=1/([.C$3]*1000)/(2*[.E10]/([.C$2]*1000000))" office:value-type="float" office:value="4.30769230769231">
            <text:p>4,308</text:p>
          </table:table-cell>
          <table:table-cell/>
          <table:table-cell office:value-type="float" office:value="46">
            <text:p>46</text:p>
          </table:table-cell>
          <table:table-cell table:formula="of:=1/([.C$3]*1000)/(2*[.H10]/([.C$2]*1000000))" office:value-type="float" office:value="2.43478260869565">
            <text:p>2,43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1/([.C$3]*1000)/(2*[.B11]/([.C$2]*1000000))" office:value-type="float" office:value="16">
            <text:p>16,000</text:p>
          </table:table-cell>
          <table:table-cell/>
          <table:table-cell office:value-type="float" office:value="27">
            <text:p>27</text:p>
          </table:table-cell>
          <table:table-cell table:formula="of:=1/([.C$3]*1000)/(2*[.E11]/([.C$2]*1000000))" office:value-type="float" office:value="4.14814814814815">
            <text:p>4,148</text:p>
          </table:table-cell>
          <table:table-cell/>
          <table:table-cell office:value-type="float" office:value="47">
            <text:p>47</text:p>
          </table:table-cell>
          <table:table-cell table:formula="of:=1/([.C$3]*1000)/(2*[.H11]/([.C$2]*1000000))" office:value-type="float" office:value="2.38297872340426">
            <text:p>2,38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1/([.C$3]*1000)/(2*[.B12]/([.C$2]*1000000))" office:value-type="float" office:value="14">
            <text:p>14,000</text:p>
          </table:table-cell>
          <table:table-cell/>
          <table:table-cell office:value-type="float" office:value="28">
            <text:p>28</text:p>
          </table:table-cell>
          <table:table-cell table:formula="of:=1/([.C$3]*1000)/(2*[.E12]/([.C$2]*1000000))" office:value-type="float" office:value="4">
            <text:p>4,000</text:p>
          </table:table-cell>
          <table:table-cell/>
          <table:table-cell office:value-type="float" office:value="48">
            <text:p>48</text:p>
          </table:table-cell>
          <table:table-cell table:formula="of:=1/([.C$3]*1000)/(2*[.H12]/([.C$2]*1000000))" office:value-type="float" office:value="2.33333333333333">
            <text:p>2,33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1/([.C$3]*1000)/(2*[.B13]/([.C$2]*1000000))" office:value-type="float" office:value="12.4444444444444">
            <text:p>12,444</text:p>
          </table:table-cell>
          <table:table-cell/>
          <table:table-cell office:value-type="float" office:value="29">
            <text:p>29</text:p>
          </table:table-cell>
          <table:table-cell table:formula="of:=1/([.C$3]*1000)/(2*[.E13]/([.C$2]*1000000))" office:value-type="float" office:value="3.86206896551724">
            <text:p>3,862</text:p>
          </table:table-cell>
          <table:table-cell/>
          <table:table-cell office:value-type="float" office:value="49">
            <text:p>49</text:p>
          </table:table-cell>
          <table:table-cell table:formula="of:=1/([.C$3]*1000)/(2*[.H13]/([.C$2]*1000000))" office:value-type="float" office:value="2.28571428571429">
            <text:p>2,28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/([.C$3]*1000)/(2*[.B14]/([.C$2]*1000000))" office:value-type="float" office:value="11.2">
            <text:p>11,200</text:p>
          </table:table-cell>
          <table:table-cell/>
          <table:table-cell office:value-type="float" office:value="30">
            <text:p>30</text:p>
          </table:table-cell>
          <table:table-cell table:formula="of:=1/([.C$3]*1000)/(2*[.E14]/([.C$2]*1000000))" office:value-type="float" office:value="3.73333333333333">
            <text:p>3,733</text:p>
          </table:table-cell>
          <table:table-cell/>
          <table:table-cell office:value-type="float" office:value="50">
            <text:p>50</text:p>
          </table:table-cell>
          <table:table-cell table:formula="of:=1/([.C$3]*1000)/(2*[.H14]/([.C$2]*1000000))" office:value-type="float" office:value="2.24">
            <text:p>2,24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/([.C$3]*1000)/(2*[.B15]/([.C$2]*1000000))" office:value-type="float" office:value="10.1818181818182">
            <text:p>10,182</text:p>
          </table:table-cell>
          <table:table-cell/>
          <table:table-cell office:value-type="float" office:value="31">
            <text:p>31</text:p>
          </table:table-cell>
          <table:table-cell table:formula="of:=1/([.C$3]*1000)/(2*[.E15]/([.C$2]*1000000))" office:value-type="float" office:value="3.61290322580645">
            <text:p>3,613</text:p>
          </table:table-cell>
          <table:table-cell/>
          <table:table-cell office:value-type="float" office:value="51">
            <text:p>51</text:p>
          </table:table-cell>
          <table:table-cell table:formula="of:=1/([.C$3]*1000)/(2*[.H15]/([.C$2]*1000000))" office:value-type="float" office:value="2.19607843137255">
            <text:p>2,19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/([.C$3]*1000)/(2*[.B16]/([.C$2]*1000000))" office:value-type="float" office:value="9.33333333333333">
            <text:p>9,333</text:p>
          </table:table-cell>
          <table:table-cell/>
          <table:table-cell office:value-type="float" office:value="32">
            <text:p>32</text:p>
          </table:table-cell>
          <table:table-cell table:formula="of:=1/([.C$3]*1000)/(2*[.E16]/([.C$2]*1000000))" office:value-type="float" office:value="3.5">
            <text:p>3,500</text:p>
          </table:table-cell>
          <table:table-cell/>
          <table:table-cell office:value-type="float" office:value="52">
            <text:p>52</text:p>
          </table:table-cell>
          <table:table-cell table:formula="of:=1/([.C$3]*1000)/(2*[.H16]/([.C$2]*1000000))" office:value-type="float" office:value="2.15384615384615">
            <text:p>2,15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/([.C$3]*1000)/(2*[.B17]/([.C$2]*1000000))" office:value-type="float" office:value="8.61538461538462">
            <text:p>8,615</text:p>
          </table:table-cell>
          <table:table-cell/>
          <table:table-cell office:value-type="float" office:value="33">
            <text:p>33</text:p>
          </table:table-cell>
          <table:table-cell table:formula="of:=1/([.C$3]*1000)/(2*[.E17]/([.C$2]*1000000))" office:value-type="float" office:value="3.39393939393939">
            <text:p>3,394</text:p>
          </table:table-cell>
          <table:table-cell/>
          <table:table-cell office:value-type="float" office:value="53">
            <text:p>53</text:p>
          </table:table-cell>
          <table:table-cell table:formula="of:=1/([.C$3]*1000)/(2*[.H17]/([.C$2]*1000000))" office:value-type="float" office:value="2.11320754716981">
            <text:p>2,11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/([.C$3]*1000)/(2*[.B18]/([.C$2]*1000000))" office:value-type="float" office:value="8">
            <text:p>8,000</text:p>
          </table:table-cell>
          <table:table-cell/>
          <table:table-cell office:value-type="float" office:value="34">
            <text:p>34</text:p>
          </table:table-cell>
          <table:table-cell table:formula="of:=1/([.C$3]*1000)/(2*[.E18]/([.C$2]*1000000))" office:value-type="float" office:value="3.29411764705882">
            <text:p>3,294</text:p>
          </table:table-cell>
          <table:table-cell/>
          <table:table-cell office:value-type="float" office:value="54">
            <text:p>54</text:p>
          </table:table-cell>
          <table:table-cell table:formula="of:=1/([.C$3]*1000)/(2*[.H18]/([.C$2]*1000000))" office:value-type="float" office:value="2.07407407407407">
            <text:p>2,07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/([.C$3]*1000)/(2*[.B19]/([.C$2]*1000000))" office:value-type="float" office:value="7.46666666666667">
            <text:p>7,467</text:p>
          </table:table-cell>
          <table:table-cell/>
          <table:table-cell office:value-type="float" office:value="35">
            <text:p>35</text:p>
          </table:table-cell>
          <table:table-cell table:formula="of:=1/([.C$3]*1000)/(2*[.E19]/([.C$2]*1000000))" office:value-type="float" office:value="3.2">
            <text:p>3,200</text:p>
          </table:table-cell>
          <table:table-cell/>
          <table:table-cell office:value-type="float" office:value="55">
            <text:p>55</text:p>
          </table:table-cell>
          <table:table-cell table:formula="of:=1/([.C$3]*1000)/(2*[.H19]/([.C$2]*1000000))" office:value-type="float" office:value="2.03636363636364">
            <text:p>2,03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/([.C$3]*1000)/(2*[.B20]/([.C$2]*1000000))" office:value-type="float" office:value="7">
            <text:p>7,000</text:p>
          </table:table-cell>
          <table:table-cell/>
          <table:table-cell office:value-type="float" office:value="36">
            <text:p>36</text:p>
          </table:table-cell>
          <table:table-cell table:formula="of:=1/([.C$3]*1000)/(2*[.E20]/([.C$2]*1000000))" office:value-type="float" office:value="3.11111111111111">
            <text:p>3,111</text:p>
          </table:table-cell>
          <table:table-cell/>
          <table:table-cell office:value-type="float" office:value="56">
            <text:p>56</text:p>
          </table:table-cell>
          <table:table-cell table:formula="of:=1/([.C$3]*1000)/(2*[.H20]/([.C$2]*1000000))" office:value-type="float" office:value="2">
            <text:p>2,00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/([.C$3]*1000)/(2*[.B21]/([.C$2]*1000000))" office:value-type="float" office:value="6.58823529411765">
            <text:p>6,588</text:p>
          </table:table-cell>
          <table:table-cell/>
          <table:table-cell office:value-type="float" office:value="37">
            <text:p>37</text:p>
          </table:table-cell>
          <table:table-cell table:formula="of:=1/([.C$3]*1000)/(2*[.E21]/([.C$2]*1000000))" office:value-type="float" office:value="3.02702702702703">
            <text:p>3,027</text:p>
          </table:table-cell>
          <table:table-cell/>
          <table:table-cell office:value-type="float" office:value="57">
            <text:p>57</text:p>
          </table:table-cell>
          <table:table-cell table:formula="of:=1/([.C$3]*1000)/(2*[.H21]/([.C$2]*1000000))" office:value-type="float" office:value="1.96491228070175">
            <text:p>1,96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/([.C$3]*1000)/(2*[.B22]/([.C$2]*1000000))" office:value-type="float" office:value="6.22222222222222">
            <text:p>6,222</text:p>
          </table:table-cell>
          <table:table-cell/>
          <table:table-cell office:value-type="float" office:value="38">
            <text:p>38</text:p>
          </table:table-cell>
          <table:table-cell table:formula="of:=1/([.C$3]*1000)/(2*[.E22]/([.C$2]*1000000))" office:value-type="float" office:value="2.94736842105263">
            <text:p>2,947</text:p>
          </table:table-cell>
          <table:table-cell/>
          <table:table-cell office:value-type="float" office:value="58">
            <text:p>58</text:p>
          </table:table-cell>
          <table:table-cell table:formula="of:=1/([.C$3]*1000)/(2*[.H22]/([.C$2]*1000000))" office:value-type="float" office:value="1.93103448275862">
            <text:p>1,93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/([.C$3]*1000)/(2*[.B23]/([.C$2]*1000000))" office:value-type="float" office:value="5.89473684210526">
            <text:p>5,895</text:p>
          </table:table-cell>
          <table:table-cell/>
          <table:table-cell office:value-type="float" office:value="39">
            <text:p>39</text:p>
          </table:table-cell>
          <table:table-cell table:formula="of:=1/([.C$3]*1000)/(2*[.E23]/([.C$2]*1000000))" office:value-type="float" office:value="2.87179487179487">
            <text:p>2,872</text:p>
          </table:table-cell>
          <table:table-cell/>
          <table:table-cell office:value-type="float" office:value="59">
            <text:p>59</text:p>
          </table:table-cell>
          <table:table-cell table:formula="of:=1/([.C$3]*1000)/(2*[.H23]/([.C$2]*1000000))" office:value-type="float" office:value="1.89830508474576">
            <text:p>1,89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/([.C$3]*1000)/(2*[.B24]/([.C$2]*1000000))" office:value-type="float" office:value="5.6">
            <text:p>5,600</text:p>
          </table:table-cell>
          <table:table-cell/>
          <table:table-cell office:value-type="float" office:value="40">
            <text:p>40</text:p>
          </table:table-cell>
          <table:table-cell table:formula="of:=1/([.C$3]*1000)/(2*[.E24]/([.C$2]*1000000))" office:value-type="float" office:value="2.8">
            <text:p>2,800</text:p>
          </table:table-cell>
          <table:table-cell/>
          <table:table-cell office:value-type="float" office:value="60">
            <text:p>60</text:p>
          </table:table-cell>
          <table:table-cell table:formula="of:=1/([.C$3]*1000)/(2*[.H24]/([.C$2]*1000000))" office:value-type="float" office:value="1.86666666666667">
            <text:p>1,86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61">
            <text:p>61</text:p>
          </table:table-cell>
          <table:table-cell table:formula="of:=1/([.C$3]*1000)/(2*[.H25]/([.C$2]*1000000))" office:value-type="float" office:value="1.83606557377049">
            <text:p>1,83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62">
            <text:p>62</text:p>
          </table:table-cell>
          <table:table-cell table:formula="of:=1/([.C$3]*1000)/(2*[.H26]/([.C$2]*1000000))" office:value-type="float" office:value="1.80645161290323">
            <text:p>1,80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63">
            <text:p>63</text:p>
          </table:table-cell>
          <table:table-cell table:formula="of:=1/([.C$3]*1000)/(2*[.H27]/([.C$2]*1000000))" office:value-type="float" office:value="1.77777777777778">
            <text:p>1,77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64">
            <text:p>64</text:p>
          </table:table-cell>
          <table:table-cell table:formula="of:=1/([.C$3]*1000)/(2*[.H28]/([.C$2]*1000000))" office:value-type="float" office:value="1.75">
            <text:p>1,7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sl" style:country-asian="SI" style:font-name-complex="Tahoma" style:language-complex="sl" style:country-complex="SI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l" number:country="SI">SI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.11.2010</text:date>, <text:time>10:07:54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Jani Paternoster</meta:initial-creator>
    <meta:creation-date>2004-08-09T10:09:47</meta:creation-date>
    <dc:creator>Janez Paternoster</dc:creator>
    <dc:date>2010-11-08T10:07:54.75</dc:date>
    <meta:printed-by>Jani Paternoster</meta:printed-by>
    <meta:print-date>2004-08-09T10:38:40</meta:print-date>
    <dc:language>en-US</dc:language>
    <meta:editing-cycles>16</meta:editing-cycles>
    <meta:editing-duration>PT125H38M07S</meta:editing-duration>
    <meta:document-statistic meta:table-count="2" meta:cell-count="1064" meta:object-count="0"/>
    <meta:user-defined meta:name="Info 1"/>
    <meta:user-defined meta:name="Info 2"/>
    <meta:user-defined meta:name="Info 3"/>
    <meta:user-defined meta:name="Info 4"/>
  </office:meta>
</office:document-meta>
</file>